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5e3c68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>
      <style:text-properties officeooo:paragraph-rsid="10ab1f0a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style:font-size-asian="12pt" style:font-size-complex="12pt"/>
    </style:style>
    <style:style style:name="T2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9" style:family="text">
      <style:text-properties style:use-window-font-color="true" loext:opacity="0%" style:font-name="Liberation Sans" officeooo:rsid="047da547"/>
    </style:style>
    <style:style style:name="T2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officeooo:rsid="04473353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officeooo:rsid="0aace3cd"/>
    </style:style>
    <style:style style:name="T269" style:family="text">
      <style:text-properties fo:font-size="10pt" officeooo:rsid="04473353" style:font-size-asian="10pt" style:font-size-complex="10pt"/>
    </style:style>
    <style:style style:name="T27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5" style:family="text">
      <style:text-properties officeooo:rsid="0f0ca65a"/>
    </style:style>
    <style:style style:name="T276" style:family="text">
      <style:text-properties style:font-name="Liberation Mono" fo:font-size="11pt" officeooo:rsid="10048e31" style:font-size-asian="11pt" style:font-size-complex="11pt"/>
    </style:style>
    <style:style style:name="T277" style:family="text">
      <style:text-properties fo:font-weight="normal" style:font-weight-asian="normal" style:font-weight-complex="normal"/>
    </style:style>
    <style:style style:name="T278" style:family="text">
      <style:text-properties officeooo:rsid="0f95a7a0"/>
    </style:style>
    <style:style style:name="T279" style:family="text">
      <style:text-properties officeooo:rsid="0f8f58bd"/>
    </style:style>
    <style:style style:name="T280" style:family="text">
      <style:text-properties style:font-name="Ubuntu1" fo:font-size="10pt" officeooo:rsid="04473353" style:font-size-asian="10pt" style:font-size-complex="10pt"/>
    </style:style>
    <style:style style:name="T281" style:family="text">
      <style:text-properties officeooo:rsid="101b90cf"/>
    </style:style>
    <style:style style:name="T282" style:family="text">
      <style:text-properties officeooo:rsid="101e15d6"/>
    </style:style>
    <style:style style:name="T283" style:family="text">
      <style:text-properties officeooo:rsid="10048e31"/>
    </style:style>
    <style:style style:name="T284" style:family="text">
      <style:text-properties style:text-underline-style="none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5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4"><text:span text:style-name="T190">C</text:span><text:span text:style-name="T189">hecklist voor </text:span><text:span text:style-name="T191">de installatie</text:span><text:span text:style-name="T189"> van </text:span><text:span text:style-name="T189"><text:user-field-get text:name="Distro">Debian</text:user-field-get></text:span><text:span text:style-name="T192"><text:s/></text:span><text:span text:style-name="T192"><text:user-field-get text:name="Version">12</text:user-field-get></text:span><text:span text:style-name="T193"><text:note text:id="ftn1" text:note-class="footnote"><text:note-citation>1</text:note-citation><text:note-body><text:p text:style-name="P29"><text:span text:style-name="T294">D</text:span><text:span text:style-name="T295">eze </text:span><text:span text:style-name="Strong_20_Emphasis"><text:span text:style-name="T291"><text:user-field-get text:name="Distro">Debian</text:user-field-get></text:span></text:span><text:span text:style-name="T296"><text:s/></text:span><text:span text:style-name="T303"><text:user-field-get text:name="Version">12</text:user-field-get></text:span><text:span text:style-name="T303"><text:s/></text:span><text:span text:style-name="Strong_20_Emphasis"><text:span text:style-name="T293">Desktop</text:span></text:span><text:span text:style-name="T295"> (codenaam </text:span><text:span text:style-name="T301">bookworm</text:span><text:span text:style-name="T295">) van </text:span><text:span text:style-name="T302">juni</text:span><text:span text:style-name="T297"> </text:span><text:span text:style-name="Strong_20_Emphasis"><text:span text:style-name="T304"><text:user-field-get text:name="Releaseyear">2023</text:user-field-get></text:span></text:span><text:span text:style-name="T298"><text:s/></text:span><text:span text:style-name="T294">is een zogenaamde </text:span><text:span text:style-name="T295">LTS-</text:span><text:span text:style-name="T294">versie</text:span><text:span text:style-name="T295"> </text:span><text:span text:style-name="T294">(</text:span><text:span text:style-name="T295">staat voor Long-Term Support, </text:span><text:span text:style-name="T299">langetermijnondersteuning</text:span><text:span text:style-name="T294">)</text:span><text:span text:style-name="T299"> </text:span><text:span text:style-name="T300">en</text:span><text:span text:style-name="T298"> </text:span><text:span text:style-name="T295">wordt gedurende 5 jaar ondersteund tot </text:span><text:span text:style-name="T302">juni</text:span><text:span text:style-name="T295"> 202</text:span><text:span text:style-name="T302">8</text:span><text:span text:style-name="T295">.</text:span></text:p></text:note-body></text:note></text:span><text:span text:style-name="T194"><text:s/></text:span><text:span text:style-name="T196">Desktop</text:span><text:span text:style-name="T195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5">ONDERSTREEPTE</text:span></text:span><text:span text:style-name="T1"> </text:span><text:span text:style-name="T14">woorden</text:span><text:span text:style-name="T13"> het</text:span><text:span text:style-name="Strong_20_Emphasis"><text:span text:style-name="T273"> </text:span></text:span><text:span text:style-name="Strong_20_Emphasis"><text:span text:style-name="T274">tekstvak</text:span></text:span><text:span text:style-name="T14"> </text:span><text:span text:style-name="T16">in,</text:span><text:span text:style-name="T14"> </text:span><text:span text:style-name="T229">zie </text:span><text:span text:style-name="T263">[</text:span><text:span text:style-name="T229">toelichting</text:span><text:span text:style-name="T263">]</text:span><text:span text:style-name="T14">:</text:span></text:p>
      <text:p text:style-name="P31"><text:span text:style-name="Definition"><text:span text:style-name="T19">GEBRUIKER</text:span></text:span><text:span text:style-name="T237"><text:tab/><text:tab/></text:span><text:span text:style-name="T262"> <text:tab/><text:tab/></text:span><text:span text:style-name="T238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8"><text:tab/> <text:s text:c="2"/></text:span><text:span text:style-name="T239">[</text:span><text:span text:style-name="T240">V</text:span><text:span text:style-name="T232">olledige naam, bijv. </text:span><text:span text:style-name="T234">J</text:span><text:span text:style-name="T259">a</text:span><text:span text:style-name="T234">n </text:span><text:span text:style-name="T259">Jansen</text:span><text:span text:style-name="T260">]</text:span></text:p>
      <text:p text:style-name="P88"><text:span text:style-name="Definition"><text:span text:style-name="T231">g</text:span></text:span><text:span text:style-name="Definition">ebruikersnaam</text:span><text:span text:style-name="Definition"><text:span text:style-name="T284"><text:tab/></text:span></text:span><text:span text:style-name="T230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30"><text:tab/> <text:s text:c="2"/></text:span><text:span text:style-name="T6">[</text:span><text:span text:style-name="T7">K</text:span><text:span text:style-name="T5">orte naam, bijv. </text:span><text:span text:style-name="T215">j</text:span><text:span text:style-name="T216">a</text:span><text:span text:style-name="T215">n</text:span><text:span text:style-name="T217">]</text:span></text:p>
      <text:p text:style-name="P31"><text:span text:style-name="Definition">COMPUTERNAAM</text:span><text:span text:style-name="T261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2">[</text:span><text:span text:style-name="T243">N</text:span><text:span text:style-name="T244">aam van de compute</text:span><text:span text:style-name="T245">r, </text:span><text:span text:style-name="T246">bijv. </text:span><text:span text:style-name="T247">pc02</text:span><text:span text:style-name="T242">]</text:span></text:p>
      <text:p text:style-name="P31"><text:span text:style-name="Definition"><text:span text:style-name="T248">GEBRUIKER</text:span></text:span><text:span text:style-name="Definition"><text:span text:style-name="T258"><text:tab/></text:span></text:span><text:span text:style-name="T241"><text:tab/></text:span><text:span text:style-name="T262"> <text:tab/><text:tab/></text:span><text:span text:style-name="T238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8"><text:tab/> <text:s text:c="2"/></text:span><text:span text:style-name="T239">[</text:span><text:span text:style-name="T240">V</text:span><text:span text:style-name="T232">olledige naam </text:span><text:span text:style-name="T235">evt. 2</text:span><text:span text:style-name="T264">e</text:span><text:span text:style-name="T233"> gebruiker</text:span><text:span text:style-name="T236">]</text:span></text:p>
      <text:p text:style-name="P88"><text:span text:style-name="Definition"><text:span text:style-name="T248">GEBRUIKERSN</text:span></text:span><text:span text:style-name="Definition"><text:span text:style-name="T249">aa</text:span></text:span><text:span text:style-name="Definition"><text:span text:style-name="T248">M</text:span></text:span><text:span text:style-name="Definition"><text:span text:style-name="T258"><text:tab/></text:span></text:span><text:span text:style-name="T230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30"><text:tab/> <text:s text:c="2"/></text:span><text:span text:style-name="T251">[</text:span><text:span text:style-name="T252">K</text:span><text:span text:style-name="T250">orte naam</text:span><text:span text:style-name="T253"> </text:span><text:span text:style-name="T254">e</text:span><text:span text:style-name="T255">vt. 2</text:span><text:span text:style-name="T265">e</text:span><text:span text:style-name="T255"> </text:span><text:span text:style-name="T256">gebruiker</text:span><text:span text:style-name="T257">]</text:span></text:p>
      <text:p text:style-name="P31"><text:span text:style-name="T200">Vervang </text:span><text:span text:style-name="T205">de</text:span><text:span text:style-name="T200"> </text:span><text:span text:style-name="Definition"><text:span text:style-name="T20">ONDERSTREEPTE</text:span></text:span><text:span text:style-name="T200"> </text:span><text:span text:style-name="T201">woorden </text:span><text:span text:style-name="T200">in deze checklist door </text:span><text:span text:style-name="T205">d</text:span><text:span text:style-name="T207">i</text:span><text:span text:style-name="T205">e </text:span><text:span text:style-name="T206">in </text:span><text:span text:style-name="T207">het</text:span><text:span text:style-name="Strong_20_Emphasis"><text:span text:style-name="T52"> </text:span></text:span><text:span text:style-name="Strong_20_Emphasis"><text:span text:style-name="T75">tekstvak</text:span></text:span><text:span text:style-name="T200">.</text:span></text:p>
      <text:p text:style-name="P33"/>
      <text:p text:style-name="P33"/>
      <text:p text:style-name="P32"><text:span text:style-name="T212">Nog niet op Linux?</text:span><text:span text:style-name="T202"><text:tab/></text:span><text:span text:style-name="Strong_20_Emphasis"><text:span text:style-name="T84"><draw:control text:anchor-type="as-char" draw:z-index="21" draw:name="Vorm 3" draw:style-name="gr1" draw:text-style-name="P101" svg:width="0.35cm" svg:height="0.35cm" draw:control="control20"/></text:span></text:span><text:span text:style-name="T208"><text:tab/></text:span><text:span text:style-name="T209">G</text:span><text:span text:style-name="T199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19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3"> onder </text:span><text:span text:style-name="T211">Linux</text:span><text:span text:style-name="T204">.</text:span></text:p>
      <text:p text:style-name="P24"><text:span text:style-name="T187">Nieuwe installatie?</text:span><text:span text:style-name="T183"><text:tab/></text:span><text:span text:style-name="Strong_20_Emphasis"><text:span text:style-name="T86"><draw:control text:anchor-type="as-char" draw:z-index="22" draw:name="Vorm 4" draw:style-name="gr1" draw:text-style-name="P101" svg:width="0.35cm" svg:height="0.35cm" draw:control="control21"/></text:span></text:span><text:span text:style-name="T186"><text:tab/></text:span><text:span text:style-name="T185">B</text:span><text:span text:style-name="T183">egin bij hoofdstuk </text:span><text:span text:style-name="T187"><text:bookmark-ref text:reference-format="page" text:ref-name="__RefNumPara__4009_1271708128">2</text:bookmark-ref></text:span><text:span text:style-name="T187"><text:s text:c="2"/></text:span><text:span text:style-name="T188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10"/></text:span></text:p>
      <text:p text:style-name="P30"><text:span text:style-name="Strong_20_Emphasis"><text:span text:style-name="T210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4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70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5" draw:style-name="gr1" draw:text-style-name="P101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1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3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3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4" draw:name="Vorm 7" draw:style-name="gr1" draw:text-style-name="P101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5" draw:name="Vorm 8" draw:style-name="gr1" draw:text-style-name="P101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5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97"> </text:span></text:span><text:span text:style-name="Strong_20_Emphasis"><text:span text:style-name="T98">In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4">Start de computer op vanaf</text:span><text:span text:style-name="T224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4"> </text:span><text:span text:style-name="T225">een </text:span><text:span text:style-name="T220"><text:user-field-get text:name="Distro">Debian</text:user-field-get></text:span><text:span text:style-name="T221"><text:s/></text:span><text:span text:style-name="T221"><text:user-field-get text:name="Version">12</text:user-field-get></text:span><text:span text:style-name="T221"><text:s/></text:span><text:span text:style-name="T223">Desktop</text:span><text:span text:style-name="Strong_20_Emphasis"><text:span text:style-name="T222"> </text:span></text:span><text:span text:style-name="T226">Live</text:span><text:span text:style-name="T125"><text:note text:id="ftn5" text:note-class="footnote"><text:note-citation>2</text:note-citation><text:note-body><text:p text:style-name="P28"><text:span text:style-name="T266">Vanaf een </text:span><text:span text:style-name="T278">L</text:span><text:span text:style-name="T266">ive </text:span><text:span text:style-name="T279">USB</text:span><text:span text:style-name="T268">-stick</text:span><text:span text:style-name="T280"> </text:span><text:span text:style-name="T266">kunt u opstarten en </text:span><text:span text:style-name="T269">met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6">werken zonder enige bestanden op de harde schijf te wijzigen en maakt ook installatie van </text:span><text:span text:style-name="Strong_20_Emphasis"><text:span text:style-name="T227"><text:user-field-get text:name="Distro">Debian</text:user-field-get></text:span></text:span><text:span text:style-name="Strong_20_Emphasis"><text:span text:style-name="T227"><text:s/></text:span></text:span><text:span text:style-name="T266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71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72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90"> 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4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4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1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4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5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3">Typ '</text:span><text:span text:style-name="T276">live</text:span><text:span text:style-name="T28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</text:span></text:span><text:span text:style-name="Strong_20_Emphasis"><text:span text:style-name="T36">d</text:span></text:span><text:span text:style-name="Strong_20_Emphasis"><text:span text:style-name="T35">e </text:span></text:span><text:span text:style-name="Strong_20_Emphasis"><text:span text:style-name="T37">installatiescherm</text:span></text:span><text:span text:style-name="Strong_20_Emphasis"><text:span text:style-name="T36">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4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10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0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7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81">B</text:span>ij <text:span text:style-name="T267">Regio</text:span> <text:span text:style-name="T281">kies</text:span> <text:span text:style-name="T267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4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7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2">K</text:span>ies <text:span text:style-name="T267">English (US)</text:span> <text:span text:style-name="T305">en </text:span><text:span text:style-name="Strong_20_Emphasis"><text:span text:style-name="T305">English (US, intl., with dead keys)</text:span></text:span><text:span text:style-name="T305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4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7">Bij </text:span></text:span><text:span text:style-name="Strong_20_Emphasis"><text:span text:style-name="T107">Gebruik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9">V</text:span></text:span><text:span text:style-name="Strong_20_Emphasis"><text:span text:style-name="T87">ul in </text:span></text:span><text:span text:style-name="Strong_20_Emphasis"><text:span text:style-name="T111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2">,</text:span></text:span><text:span text:style-name="Strong_20_Emphasis"><text:span text:style-name="T83"><text:line-break/></text:span></text:span><text:span text:style-name="Strong_20_Emphasis"><text:span text:style-name="T111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2">Wat is de </text:span></text:span><text:span text:style-name="Strong_20_Emphasis"><text:span text:style-name="T111">naam van deze </text:span></text:span><text:span text:style-name="Strong_20_Emphasis"><text:span text:style-name="T112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3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2"/></text:span></text:p>
      <text:list text:continue-numbering="true" text:style-name="L1">
        <text:list-item>
          <text:p text:style-name="P98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4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6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7">Volg de aanwijzingen op de </text:span></text:span><text:span text:style-name="Strong_20_Emphasis"><text:span text:style-name="T24">welkomst</text:span></text:span><text:span text:style-name="Strong_20_Emphasis"><text:span text:style-name="T27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6" draw:name="Vorm4" draw:style-name="gr1" draw:text-style-name="P101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1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3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3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7" draw:name="Vorm 6" draw:style-name="gr1" draw:text-style-name="P101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70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4"/></text:span></text:p>
          </table:table-cell>
          <table:table-cell table:style-name="Tabel2.A1" office:value-type="string">
            <text:p text:style-name="P72"><text:span text:style-name="Strong_20_Emphasis"><text:span text:style-name="T84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4">welkomst</text:span></text:span><text:span text:style-name="Strong_20_Emphasis"><text:span text:style-name="T27">scherm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8" draw:name="Vorm 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9" draw:name="Vorm 10" draw:style-name="gr1" draw:text-style-name="P101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7">De </text:span><text:span text:style-name="T228">Super</text:span><text:span text:style-name="T197">-toets is de Windows-toets, Command-toets </text:span><text:span text:style-name="T198">(Apple)</text:span><text:span text:style-name="T197">, of Vergrootglas-toets </text:span><text:span text:style-name="T198">(Chromebook)</text:span><text:span text:style-name="T197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106">men</text:span></text:span><text:span text:style-name="Strong_20_Emphasis"><text:span text:style-name="T103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7">4</text:span></text:span><text:span text:style-name="Strong_20_Emphasis"><text:span text:style-name="T93"> </text:span></text:span><text:span text:style-name="Strong_20_Emphasis"><text:span text:style-name="T81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8"> installatie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Strong_20_Emphasis"><text:span text:style-name="T219"><text:s/></text:span></text:span><text:span text:style-name="Strong_20_Emphasis"><text:span text:style-name="T223">Desktop</text:span></text:span><text:span text:style-name="Strong_20_Emphasis"><text:span text:style-name="T222"> </text:span></text:span><text:span text:style-name="T218">is voltooid.</text:span></text:p>
      <text:p text:style-name="P39"/>
      <text:list text:style-name="L2">
        <text:list-header>
          <text:p text:style-name="P99"><text:span text:style-name="Emphasis"><text:span text:style-name="T28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7">Karel Zimmer</text:span></text:span></text:a><text:span text:style-name="Emphasis"><text:span text:style-name="T288">.</text:span></text:span></text:p>
          <text:p text:style-name="P100"><text:span text:style-name="Emphasis"><text:span text:style-name="T288">C</text:span></text:span><text:span text:style-name="Emphasis"><text:span text:style-name="T289">C0</text:span></text:span><text:span text:style-name="Emphasis"><text:span text:style-name="T288"> 1.0 </text:span></text:span><text:span text:style-name="Emphasis"><text:span text:style-name="T290">Universeel</text:span></text:span><text:span text:style-name="Emphasis"><text:span text:style-name="T288"> </text:span></text:span><text:span text:style-name="Emphasis"><text:span text:style-name="T28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7-04T11:31:36.698727831">04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31:36.591298985</dc:date>
    <meta:keyword>Installatie</meta:keyword>
    <meta:keyword>Checklist</meta:keyword>
    <meta:keyword>Linux</meta:keyword>
    <meta:editing-cycles>6975</meta:editing-cycles>
    <meta:editing-duration>P12DT13H10M53S</meta:editing-duration>
    <dc:creator>Karel Zimmer</dc:creator>
    <meta:document-statistic meta:table-count="4" meta:image-count="2" meta:object-count="0" meta:page-count="4" meta:paragraph-count="96" meta:word-count="550" meta:character-count="3827" meta:non-whitespace-character-count="3311"/>
    <meta:user-defined meta:name="Info 1"/>
    <meta:user-defined meta:name="Info 2"/>
    <meta:user-defined meta:name="Info 3"/>
    <meta:user-defined meta:name="Info 4"/>
  </office:meta>
</office:document-meta>
</file>